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3988" calcext:value-type="float">
            <text:p>11.33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804" calcext:value-type="float">
            <text:p>11.0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5116" calcext:value-type="float">
            <text:p>11.2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0668" calcext:value-type="float">
            <text:p>11.44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202" calcext:value-type="float">
            <text:p>12.3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678" calcext:value-type="float">
            <text:p>12.3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9932" calcext:value-type="float">
            <text:p>12.4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6678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